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Standard">
      <style:text-properties officeooo:paragraph-rsid="00041150"/>
    </style:style>
    <style:style style:name="T1" style:family="text">
      <style:text-properties officeooo:rsid="0004115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41150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fo:font-weight="normal" officeooo:rsid="00041150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audio/wav-video/mpeg</text:span></text:p>
      <text:p text:style-name="Text_20_body">Para ver instrucciones acerca de cómo instalar, usar y resolver problemas de plugins en Firefox, consulta los artículos siguientes: </text:p>
      <text:list xml:id="list3596197802" text:style-name="L1">
        <text:list-item>
          <text:p text:style-name="P2"><text:span text:style-name="Strong_20_Emphasis">Adobe Flash</text:span>: Plugin de Flash: mantenlo actualizado y soluciona muchos problemas </text:p>
        </text:list-item>
        <text:list-item>
          <text:p text:style-name="P2"><text:span text:style-name="Strong_20_Emphasis">Java</text:span>: Usar el plugin de Java para ver contenido interactivo en Internet </text:p>
        </text:list-item>
        <text:list-item>
          <text:p text:style-name="P2"><text:span text:style-name="Strong_20_Emphasis">QuickTime</text:span>: Usar el complemento de QuickTime en Firefox </text:p>
        </text:list-item>
        <text:list-item>
          <text:p text:style-name="P2"><text:span text:style-name="Strong_20_Emphasis">Silverlight</text:span>: Usar Silverlight en Firefox </text:p>
        </text:list-item>
        <text:list-item>
          <text:p text:style-name="P2"><text:span text:style-name="Strong_20_Emphasis">Adobe Acrobat</text:span>: Usar Adobe Reader con Firefox </text:p>
        </text:list-item>
        <text:list-item>
          <text:p text:style-name="P1"><text:span text:style-name="Strong_20_Emphasis">Windows Media</text:span>: Reproduce archivos Windows Media en Firefox con el plugin Windows Media </text:p>
        </text:list-item>
      </text:list>
      <text:p text:style-name="Standard"/>
      <text:p text:style-name="Standard"/>
      <text:p text:style-name="P3"><text:span text:style-name="T3">PDF</text:span></text:p>
      <text:p text:style-name="P3"><text:bookmark text:name="w_utilizar-el-pdf-viewer-integrado"/><text:span text:style-name="T5">PDF Viewer .</text:span><text:span text:style-name="T1">Su tipo MIME es </text:span><text:span text:style-name="Source_20_Text">application/pdf, </text:span><text:span text:style-name="Source_20_Text"><text:span text:style-name="T1">depende de una aplicación para abrirs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49:08.845986499</meta:creation-date>
    <dc:date>2018-10-14T18:57:18.287520704</dc:date>
    <meta:editing-duration>PT8M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96" meta:character-count="624" meta:non-whitespace-character-count="537"/>
  </office:meta>
</office:document-meta>
</file>